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ahoma" fo:font-size="12pt" fo:font-weight="bold" style:font-size-asian="12pt" style:font-weight-asian="bold"/>
    </style:style>
    <style:style style:name="T1" style:family="text">
      <style:text-properties fo:color="#0000ff" style:font-name="Tahoma" fo:font-size="12pt" fo:font-weight="bold" style:font-size-asian="12pt" style:font-weight-asian="bold"/>
    </style:style>
    <style:style style:name="T2" style:family="text">
      <style:text-properties fo:color="#0000ff" style:font-name="Tahoma" fo:font-size="12pt" fo:font-weight="bold" style:font-size-asian="12pt" style:font-weight-asian="bold"/>
    </style:style>
    <style:style style:name="T3" style:family="text">
      <style:text-properties fo:color="#000000" style:font-name="Tahoma" fo:font-size="12pt" fo:font-weight="bold" style:font-size-asian="12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REATE</text:span><text:span text:style-name="T3"> </text:span><text:span text:style-name="T1">DATABASE</text:span><text:span text:style-name="T3"> secretaria;</text:span></text:p>
      <text:p text:style-name="Standard"><text:span text:style-name="T1">USE DATABASE</text:span><text:span text:style-name="T3"> secretaria;</text:span></text:p>
      <text:p text:style-name="P1"/>
      <text:p text:style-name="P1"/>
      <text:p text:style-name="P1"/>
      <text:p text:style-name="Standard"><text:span text:style-name="T1">CREATE</text:span><text:span text:style-name="T3"> </text:span><text:span text:style-name="T1">TABLE</text:span><text:span text:style-name="T3"> cliente (</text:span></text:p>
      <text:p text:style-name="Standard"><text:span text:style-name="T3">nome </text:span><text:span text:style-name="T1">varchar(30)</text:span><text:span text:style-name="T3">,</text:span></text:p>
      <text:p text:style-name="Standard"><text:span text:style-name="T3">telefone </text:span><text:span text:style-name="T1">varchar(13)</text:span><text:span text:style-name="T3">,</text:span></text:p>
      <text:p text:style-name="Standard"><text:span text:style-name="T3">email </text:span><text:span text:style-name="T1">varchar(100)</text:span><text:span text:style-name="T3">,</text:span></text:p>
      <text:p text:style-name="Standard"><text:span text:style-name="T3">cep </text:span><text:span text:style-name="T1">varchar(8)</text:span><text:span text:style-name="T3">,</text:span></text:p>
      <text:p text:style-name="Standard"><text:span text:style-name="T3">rua </text:span><text:span text:style-name="T1">varchar(50)</text:span><text:span text:style-name="T3">,</text:span></text:p>
      <text:p text:style-name="Standard"><text:span text:style-name="T3">bairro </text:span><text:span text:style-name="T1">varchar(50)</text:span><text:span text:style-name="T3">,</text:span></text:p>
      <text:p text:style-name="Standard"><text:span text:style-name="T3">cidade </text:span><text:span text:style-name="T1">varchar(50)</text:span><text:span text:style-name="T3">,</text:span></text:p>
      <text:p text:style-name="Standard"><text:span text:style-name="T3">estado </text:span><text:span text:style-name="T1">varchar(2)</text:span><text:span text:style-name="T3">,</text:span></text:p>
      <text:p text:style-name="Standard"><text:span text:style-name="T3">numero </text:span><text:span text:style-name="T1">int</text:span><text:span text:style-name="T3">,</text:span></text:p>
      <text:p text:style-name="Standard"><text:span text:style-name="T3">cpf_cliente </text:span><text:span text:style-name="T1">int</text:span><text:span text:style-name="T3"> PRIMARY </text:span><text:span text:style-name="T1">KEY</text:span></text:p>
      <text:p text:style-name="Standard"><text:span text:style-name="T3">);</text:span></text:p>
      <text:p text:style-name="P1"/>
      <text:p text:style-name="Standard"><text:span text:style-name="T1">CREATE</text:span><text:span text:style-name="T3"> </text:span><text:span text:style-name="T1">TABLE</text:span><text:span text:style-name="T3"> igreja (</text:span></text:p>
      <text:p text:style-name="Standard"><text:span text:style-name="T3">cod_igreja </text:span><text:span text:style-name="T1">int</text:span><text:span text:style-name="T3"> PRIMARY </text:span><text:span text:style-name="T1">KEY</text:span><text:span text:style-name="T3">,</text:span></text:p>
      <text:p text:style-name="Standard"><text:span text:style-name="T3">nome_igreja </text:span><text:span text:style-name="T1">varchar(30)</text:span><text:span text:style-name="T3">,</text:span></text:p>
      <text:p text:style-name="Standard"><text:span text:style-name="T3">cep </text:span><text:span text:style-name="T1">varchar(8)</text:span><text:span text:style-name="T3">,</text:span></text:p>
      <text:p text:style-name="Standard"><text:span text:style-name="T3">numero </text:span><text:span text:style-name="T1">varchar(5)</text:span><text:span text:style-name="T3">,</text:span></text:p>
      <text:p text:style-name="Standard"><text:span text:style-name="T3">bairro </text:span><text:span text:style-name="T1">varchar(50)</text:span><text:span text:style-name="T3">,</text:span></text:p>
      <text:p text:style-name="Standard"><text:span text:style-name="T3">cidade </text:span><text:span text:style-name="T1">varchar(50)</text:span><text:span text:style-name="T3">,</text:span></text:p>
      <text:p text:style-name="Standard"><text:span text:style-name="T3">estado </text:span><text:span text:style-name="T1">varchar(2)</text:span><text:span text:style-name="T3">,</text:span></text:p>
      <text:p text:style-name="Standard"><text:span text:style-name="T3">rua </text:span><text:span text:style-name="T1">varchar(50)</text:span></text:p>
      <text:p text:style-name="Standard"><text:span text:style-name="T3">);</text:span></text:p>
      <text:p text:style-name="P1"/>
      <text:p text:style-name="Standard"><text:span text:style-name="T1">CREATE</text:span><text:span text:style-name="T3"> </text:span><text:span text:style-name="T1">TABLE</text:span><text:span text:style-name="T3"> celebrante (</text:span></text:p>
      <text:p text:style-name="Standard"><text:span text:style-name="T3">cod_celebrante </text:span><text:span text:style-name="T1">int</text:span><text:span text:style-name="T3"> PRIMARY </text:span><text:span text:style-name="T1">KEY</text:span><text:span text:style-name="T3">,</text:span></text:p>
      <text:p text:style-name="Standard"><text:span text:style-name="T3">nome </text:span><text:span text:style-name="T1">varchar(30)</text:span><text:span text:style-name="T3">,</text:span></text:p>
      <text:p text:style-name="Standard"><text:span text:style-name="T3">email </text:span><text:span text:style-name="T1">varchar(100)</text:span><text:span text:style-name="T3">,</text:span></text:p>
      <text:p text:style-name="Standard"><text:span text:style-name="T3">telefone </text:span><text:span text:style-name="T1">varchar(13)</text:span><text:span text:style-name="T3">,</text:span></text:p>
      <text:p text:style-name="Standard"><text:span text:style-name="T3">cpf </text:span><text:span text:style-name="T1">int</text:span><text:span text:style-name="T3">,</text:span></text:p>
      <text:p text:style-name="Standard"><text:span text:style-name="T3">cep </text:span><text:span text:style-name="T1">varchar(8)</text:span><text:span text:style-name="T3">,</text:span></text:p>
      <text:p text:style-name="Standard"><text:span text:style-name="T3">numero </text:span><text:span text:style-name="T1">varchar(5)</text:span><text:span text:style-name="T3">,</text:span></text:p>
      <text:p text:style-name="Standard"><text:span text:style-name="T3">rua </text:span><text:span text:style-name="T1">varchar(50)</text:span><text:span text:style-name="T3">,</text:span></text:p>
      <text:p text:style-name="Standard"><text:span text:style-name="T3">bairro </text:span><text:span text:style-name="T1">varchar(50)</text:span><text:span text:style-name="T3">,</text:span></text:p>
      <text:p text:style-name="Standard"><text:span text:style-name="T3">cidade </text:span><text:span text:style-name="T1">varchar(50)</text:span><text:span text:style-name="T3">,</text:span></text:p>
      <text:p text:style-name="Standard"><text:span text:style-name="T3">estado </text:span><text:span text:style-name="T1">varchar(2)</text:span></text:p>
      <text:p text:style-name="Standard"><text:span text:style-name="T3">);</text:span></text:p>
      <text:p text:style-name="P1"/>
      <text:p text:style-name="Standard"><text:span text:style-name="T1">CREATE</text:span><text:span text:style-name="T3"> </text:span><text:span text:style-name="T1">TABLE</text:span><text:span text:style-name="T3"> secretario (</text:span></text:p>
      <text:p text:style-name="Standard"><text:span text:style-name="T3">cod_secretario </text:span><text:span text:style-name="T1">int</text:span><text:span text:style-name="T3"> PRIMARY </text:span><text:span text:style-name="T1">KEY</text:span><text:span text:style-name="T3">,</text:span></text:p>
      <text:p text:style-name="Standard"><text:span text:style-name="T3">nome </text:span><text:span text:style-name="T1">varchar(50)</text:span><text:span text:style-name="T3">,</text:span></text:p>
      <text:p text:style-name="Standard"><text:span text:style-name="T3">email </text:span><text:span text:style-name="T1">varchar(100)</text:span><text:span text:style-name="T3">,</text:span></text:p>
      <text:p text:style-name="Standard"><text:span text:style-name="T3">telefone </text:span><text:span text:style-name="T1">varchar(13)</text:span><text:span text:style-name="T3">,</text:span></text:p>
      <text:p text:style-name="Standard"><text:span text:style-name="T3">cpf </text:span><text:span text:style-name="T1">int</text:span><text:span text:style-name="T3">,</text:span></text:p>
      <text:p text:style-name="Standard"><text:span text:style-name="T3">cep </text:span><text:span text:style-name="T1">varchar(8)</text:span><text:span text:style-name="T3">,</text:span></text:p>
      <text:p text:style-name="Standard"><text:soft-page-break/><text:span text:style-name="T3">numero </text:span><text:span text:style-name="T1">varchar(5)</text:span><text:span text:style-name="T3">,</text:span></text:p>
      <text:p text:style-name="Standard"><text:span text:style-name="T3">rua </text:span><text:span text:style-name="T1">varchar(50)</text:span><text:span text:style-name="T3">,</text:span></text:p>
      <text:p text:style-name="Standard"><text:span text:style-name="T3">bairro </text:span><text:span text:style-name="T1">varchar(50)</text:span><text:span text:style-name="T3">,</text:span></text:p>
      <text:p text:style-name="Standard"><text:span text:style-name="T3">cidade </text:span><text:span text:style-name="T1">varchar(50)</text:span><text:span text:style-name="T3">,</text:span></text:p>
      <text:p text:style-name="Standard"><text:span text:style-name="T3">estado </text:span><text:span text:style-name="T1">varchar(2)</text:span></text:p>
      <text:p text:style-name="Standard"><text:span text:style-name="T3">);</text:span></text:p>
      <text:p text:style-name="P1"/>
      <text:p text:style-name="Standard"><text:span text:style-name="T1">CREATE</text:span><text:span text:style-name="T3"> </text:span><text:span text:style-name="T1">TABLE</text:span><text:span text:style-name="T3"> Relação_2+celebracao (</text:span></text:p>
      <text:p text:style-name="Standard"><text:span text:style-name="T3">cod_igreja </text:span><text:span text:style-name="T1">int</text:span><text:span text:style-name="T3">,</text:span></text:p>
      <text:p text:style-name="Standard"><text:span text:style-name="T3">cod_celebrante </text:span><text:span text:style-name="T1">int</text:span><text:span text:style-name="T3">,</text:span></text:p>
      <text:p text:style-name="Standard"><text:span text:style-name="T3">cod_celebracao </text:span><text:span text:style-name="T1">int</text:span><text:span text:style-name="T3"> PRIMARY </text:span><text:span text:style-name="T1">KEY</text:span><text:span text:style-name="T3">,</text:span></text:p>
      <text:p text:style-name="Standard"><text:span text:style-name="T1">FOREIGN</text:span><text:span text:style-name="T3"> </text:span><text:span text:style-name="T1">KEY</text:span><text:span text:style-name="T3">(cod_igreja) </text:span><text:span text:style-name="T1">REFERENCES</text:span><text:span text:style-name="T3"> igreja (cod_igreja),</text:span></text:p>
      <text:p text:style-name="Standard"><text:span text:style-name="T1">FOREIGN</text:span><text:span text:style-name="T3"> </text:span><text:span text:style-name="T1">KEY</text:span><text:span text:style-name="T3">(cod_celebrante) </text:span><text:span text:style-name="T1">REFERENCES</text:span><text:span text:style-name="T3"> celebrante (cod_celebrante)</text:span></text:p>
      <text:p text:style-name="Standard"><text:span text:style-name="T3">);</text:span></text:p>
      <text:p text:style-name="P1"/>
      <text:p text:style-name="Standard"><text:span text:style-name="T1">CREATE</text:span><text:span text:style-name="T3"> </text:span><text:span text:style-name="T1">TABLE</text:span><text:span text:style-name="T3"> casamento (</text:span></text:p>
      <text:p text:style-name="Standard"><text:span text:style-name="T3">nome_noivo </text:span><text:span text:style-name="T1">varchar(30)</text:span><text:span text:style-name="T3">,</text:span></text:p>
      <text:p text:style-name="Standard"><text:span text:style-name="T3">nome_noiva </text:span><text:span text:style-name="T1">varchar(30)</text:span><text:span text:style-name="T3">,</text:span></text:p>
      <text:p text:style-name="Standard"><text:span text:style-name="T3">cpf_noivo </text:span><text:span text:style-name="T1">int</text:span><text:span text:style-name="T3">,</text:span></text:p>
      <text:p text:style-name="Standard"><text:span text:style-name="T3">cpf_noiva </text:span><text:span text:style-name="T1">int</text:span><text:span text:style-name="T3">,</text:span></text:p>
      <text:p text:style-name="Standard"><text:span text:style-name="T3">data </text:span><text:span text:style-name="T1">date</text:span><text:span text:style-name="T3">,</text:span></text:p>
      <text:p text:style-name="Standard"><text:span text:style-name="T3">nome_pad </text:span><text:span text:style-name="T1">int</text:span><text:span text:style-name="T3">,</text:span></text:p>
      <text:p text:style-name="Standard"><text:span text:style-name="T3">nome_mad </text:span><text:span text:style-name="T1">varchar(30)</text:span><text:span text:style-name="T3">,</text:span></text:p>
      <text:p text:style-name="Standard"><text:span text:style-name="T3">cpf_pad </text:span><text:span text:style-name="T1">int</text:span><text:span text:style-name="T3">,</text:span></text:p>
      <text:p text:style-name="Standard"><text:span text:style-name="T3">cpf_mad </text:span><text:span text:style-name="T1">int</text:span><text:span text:style-name="T3">,</text:span></text:p>
      <text:p text:style-name="Standard"><text:span text:style-name="T3">horario </text:span><text:span text:style-name="T1">time</text:span><text:span text:style-name="T3">,</text:span></text:p>
      <text:p text:style-name="Standard"><text:span text:style-name="T3">cod_casamento </text:span><text:span text:style-name="T1">int</text:span><text:span text:style-name="T3"> PRIMARY </text:span><text:span text:style-name="T1">KEY</text:span><text:span text:style-name="T3">,</text:span></text:p>
      <text:p text:style-name="Standard"><text:span text:style-name="T3">cpf_cliente </text:span><text:span text:style-name="T1">int</text:span><text:span text:style-name="T3"> </text:span><text:span text:style-name="T1">FOREIGN</text:span><text:span text:style-name="T3"> </text:span><text:span text:style-name="T1">KEY</text:span><text:span text:style-name="T3"> </text:span><text:span text:style-name="T1">REFERENCES</text:span><text:span text:style-name="T3"> cliente(cpf_cliente) ,</text:span></text:p>
      <text:p text:style-name="Standard"><text:span text:style-name="T3">cod_igreja </text:span><text:span text:style-name="T1">int</text:span><text:span text:style-name="T3"> </text:span><text:span text:style-name="T1">FOREIGN</text:span><text:span text:style-name="T3"> </text:span><text:span text:style-name="T1">KEY</text:span><text:span text:style-name="T3"> </text:span><text:span text:style-name="T1">REFERENCES</text:span><text:span text:style-name="T3"> igreja(cod_igreja),</text:span></text:p>
      <text:p text:style-name="Standard"><text:span text:style-name="T3">cod_celebrante </text:span><text:span text:style-name="T1">int</text:span><text:span text:style-name="T3"> </text:span><text:span text:style-name="T1">FOREIGN</text:span><text:span text:style-name="T3"> </text:span><text:span text:style-name="T1">KEY</text:span><text:span text:style-name="T3"> </text:span><text:span text:style-name="T1">REFERENCES</text:span><text:span text:style-name="T3"> celebrante(cod_celebrante),</text:span></text:p>
      <text:p text:style-name="Standard"><text:span text:style-name="T3">cod_celebracao </text:span><text:span text:style-name="T1">int</text:span><text:span text:style-name="T3"> </text:span><text:span text:style-name="T1">FOREIGN</text:span><text:span text:style-name="T3"> </text:span><text:span text:style-name="T1">KEY</text:span><text:span text:style-name="T3"> </text:span><text:span text:style-name="T1">REFERENCES</text:span><text:span text:style-name="T3"> celebracao(cod_celebracao),</text:span></text:p>
      <text:p text:style-name="Standard"><text:span text:style-name="T3">preco </text:span><text:span text:style-name="T1">money</text:span><text:span text:style-name="T3">,</text:span></text:p>
      <text:p text:style-name="Standard"><text:span text:style-name="T3">cod_secretario </text:span><text:span text:style-name="T1">int</text:span><text:span text:style-name="T3"> </text:span><text:span text:style-name="T1">FOREIGN</text:span><text:span text:style-name="T3"> </text:span><text:span text:style-name="T1">KEY</text:span><text:span text:style-name="T3"> </text:span><text:span text:style-name="T1">REFERENCES</text:span><text:span text:style-name="T3"> secretario(cod_secretario)</text:span></text:p>
      <text:p text:style-name="Standard"><text:span text:style-name="T3">);</text:span></text:p>
      <text:p text:style-name="P1"/>
      <text:p text:style-name="Standard"><text:span text:style-name="T1">CREATE</text:span><text:span text:style-name="T3"> </text:span><text:span text:style-name="T1">TABLE</text:span><text:span text:style-name="T3"> batizado (</text:span></text:p>
      <text:p text:style-name="Standard"><text:span text:style-name="T3">nome_batizando </text:span><text:span text:style-name="T1">varchar(30)</text:span><text:span text:style-name="T3">,</text:span></text:p>
      <text:p text:style-name="Standard"><text:span text:style-name="T3">Idade_batizando </text:span><text:span text:style-name="T1">int</text:span><text:span text:style-name="T3">,</text:span></text:p>
      <text:p text:style-name="Standard"><text:span text:style-name="T3">nome_pai </text:span><text:span text:style-name="T1">varchar(30)</text:span><text:span text:style-name="T3">,</text:span></text:p>
      <text:p text:style-name="Standard"><text:span text:style-name="T3">nome_mae </text:span><text:span text:style-name="T1">varchar(30)</text:span><text:span text:style-name="T3">,</text:span></text:p>
      <text:p text:style-name="Standard"><text:span text:style-name="T3">nome-padbat </text:span><text:span text:style-name="T1">varchar(30)</text:span><text:span text:style-name="T3">,</text:span></text:p>
      <text:p text:style-name="Standard"><text:span text:style-name="T3">nome_madbat </text:span><text:span text:style-name="T1">varchar(30)</text:span><text:span text:style-name="T3">,</text:span></text:p>
      <text:p text:style-name="Standard"><text:span text:style-name="T3">nome_padcons </text:span><text:span text:style-name="T1">varchar(30)</text:span><text:span text:style-name="T3">,</text:span></text:p>
      <text:p text:style-name="Standard"><text:span text:style-name="T3">nome_madcons </text:span><text:span text:style-name="T1">varchar(30)</text:span><text:span text:style-name="T3">,</text:span></text:p>
      <text:p text:style-name="Standard"><text:span text:style-name="T3">cpf_pai </text:span><text:span text:style-name="T1">int</text:span><text:span text:style-name="T3">,</text:span></text:p>
      <text:p text:style-name="Standard"><text:span text:style-name="T3">cpf_mae </text:span><text:span text:style-name="T1">int</text:span><text:span text:style-name="T3">,</text:span></text:p>
      <text:p text:style-name="Standard"><text:span text:style-name="T3">cpf_padbat </text:span><text:span text:style-name="T1">int</text:span><text:span text:style-name="T3">,</text:span></text:p>
      <text:p text:style-name="Standard"><text:span text:style-name="T3">cpf_madbat </text:span><text:span text:style-name="T1">int</text:span><text:span text:style-name="T3">,</text:span></text:p>
      <text:p text:style-name="Standard"><text:span text:style-name="T3">cpf_padcons </text:span><text:span text:style-name="T1">int</text:span><text:span text:style-name="T3">,</text:span></text:p>
      <text:p text:style-name="Standard"><text:span text:style-name="T3">cpf_madcons </text:span><text:span text:style-name="T1">int</text:span><text:span text:style-name="T3">,</text:span></text:p>
      <text:p text:style-name="Standard"><text:soft-page-break/><text:span text:style-name="T3">cod_batizado </text:span><text:span text:style-name="T1">int</text:span><text:span text:style-name="T3"> PRIMARY </text:span><text:span text:style-name="T1">KEY</text:span><text:span text:style-name="T3">,</text:span></text:p>
      <text:p text:style-name="Standard"><text:span text:style-name="T3">data </text:span><text:span text:style-name="T1">date</text:span><text:span text:style-name="T3">,</text:span></text:p>
      <text:p text:style-name="Standard"><text:span text:style-name="T3">horario </text:span><text:span text:style-name="T1">time</text:span><text:span text:style-name="T3">,</text:span></text:p>
      <text:p text:style-name="Standard"><text:span text:style-name="T3">cpf_cliente </text:span><text:span text:style-name="T1">int</text:span><text:span text:style-name="T3"> </text:span><text:span text:style-name="T1">FOREIGN</text:span><text:span text:style-name="T3"> </text:span><text:span text:style-name="T1">KEY</text:span><text:span text:style-name="T3"> </text:span><text:span text:style-name="T1">REFERENCES</text:span><text:span text:style-name="T3"> cliente(cpf_cliente) ,</text:span></text:p>
      <text:p text:style-name="Standard"><text:span text:style-name="T3">cod_igreja </text:span><text:span text:style-name="T1">int</text:span><text:span text:style-name="T3"> </text:span><text:span text:style-name="T1">FOREIGN</text:span><text:span text:style-name="T3"> </text:span><text:span text:style-name="T1">KEY</text:span><text:span text:style-name="T3"> </text:span><text:span text:style-name="T1">REFERENCES</text:span><text:span text:style-name="T3"> igreja(cod_igreja),</text:span></text:p>
      <text:p text:style-name="Standard"><text:span text:style-name="T3">cod_celebrante </text:span><text:span text:style-name="T1">int</text:span><text:span text:style-name="T3"> </text:span><text:span text:style-name="T1">FOREIGN</text:span><text:span text:style-name="T3"> </text:span><text:span text:style-name="T1">KEY</text:span><text:span text:style-name="T3"> </text:span><text:span text:style-name="T1">REFERENCES</text:span><text:span text:style-name="T3"> celebrante(cod_celebrante),</text:span></text:p>
      <text:p text:style-name="Standard"><text:span text:style-name="T3">cod_celebracao </text:span><text:span text:style-name="T1">int</text:span><text:span text:style-name="T3"> </text:span><text:span text:style-name="T1">FOREIGN</text:span><text:span text:style-name="T3"> </text:span><text:span text:style-name="T1">KEY</text:span><text:span text:style-name="T3"> </text:span><text:span text:style-name="T1">REFERENCES</text:span><text:span text:style-name="T3"> celebracao(cod_celebracao),</text:span></text:p>
      <text:p text:style-name="Standard"><text:span text:style-name="T3">preco </text:span><text:span text:style-name="T1">money</text:span><text:span text:style-name="T3">,</text:span></text:p>
      <text:p text:style-name="Standard"><text:span text:style-name="T3">cod_secretario </text:span><text:span text:style-name="T1">int</text:span><text:span text:style-name="T3"> </text:span><text:span text:style-name="T1">FOREIGN</text:span><text:span text:style-name="T3"> </text:span><text:span text:style-name="T1">KEY</text:span><text:span text:style-name="T3"> </text:span><text:span text:style-name="T1">REFERENCES</text:span><text:span text:style-name="T3"> secretario(cod_secretario)</text:span></text:p>
      <text:p text:style-name="Standard"><text:span text:style-name="T3">);</text:span></text:p>
      <text:p text:style-name="P1"/>
      <text:p text:style-name="Standard"><text:span text:style-name="T1">CREATE</text:span><text:span text:style-name="T3"> </text:span><text:span text:style-name="T1">TABLE</text:span><text:span text:style-name="T3"> missas (</text:span></text:p>
      <text:p text:style-name="Standard"><text:span text:style-name="T3">cod_missa </text:span><text:span text:style-name="T1">int</text:span><text:span text:style-name="T3"> PRIMARY </text:span><text:span text:style-name="T1">KEY</text:span><text:span text:style-name="T3">,</text:span></text:p>
      <text:p text:style-name="Standard"><text:span text:style-name="T3">horario </text:span><text:span text:style-name="T1">time</text:span><text:span text:style-name="T3">,</text:span></text:p>
      <text:p text:style-name="Standard"><text:span text:style-name="T3">data </text:span><text:span text:style-name="T1">date</text:span><text:span text:style-name="T3">,</text:span></text:p>
      <text:p text:style-name="Standard"><text:span text:style-name="T3">tipo </text:span><text:span text:style-name="T1">varchar(30)</text:span><text:span text:style-name="T3">,</text:span></text:p>
      <text:p text:style-name="Standard"><text:span text:style-name="T3">cpf_cliente </text:span><text:span text:style-name="T1">int</text:span><text:span text:style-name="T3"> </text:span><text:span text:style-name="T1">FOREIGN</text:span><text:span text:style-name="T3"> </text:span><text:span text:style-name="T1">KEY</text:span><text:span text:style-name="T3"> </text:span><text:span text:style-name="T1">REFERENCES</text:span><text:span text:style-name="T3"> cliente(cpf_cliente) ,</text:span></text:p>
      <text:p text:style-name="Standard"><text:span text:style-name="T3">cod_igreja </text:span><text:span text:style-name="T1">int</text:span><text:span text:style-name="T3"> </text:span><text:span text:style-name="T1">FOREIGN</text:span><text:span text:style-name="T3"> </text:span><text:span text:style-name="T1">KEY</text:span><text:span text:style-name="T3"> </text:span><text:span text:style-name="T1">REFERENCES</text:span><text:span text:style-name="T3"> igreja(cod_igreja),</text:span></text:p>
      <text:p text:style-name="Standard"><text:span text:style-name="T3">cod_celebrante </text:span><text:span text:style-name="T1">int</text:span><text:span text:style-name="T3"> </text:span><text:span text:style-name="T1">FOREIGN</text:span><text:span text:style-name="T3"> </text:span><text:span text:style-name="T1">KEY</text:span><text:span text:style-name="T3"> </text:span><text:span text:style-name="T1">REFERENCES</text:span><text:span text:style-name="T3"> celebrante(cod_celebrante),</text:span></text:p>
      <text:p text:style-name="Standard"><text:span text:style-name="T3">cod_celebracao </text:span><text:span text:style-name="T1">int</text:span><text:span text:style-name="T3"> </text:span><text:span text:style-name="T1">FOREIGN</text:span><text:span text:style-name="T3"> </text:span><text:span text:style-name="T1">KEY</text:span><text:span text:style-name="T3"> </text:span><text:span text:style-name="T1">REFERENCES</text:span><text:span text:style-name="T3"> celebracao(cod_celebracao),</text:span></text:p>
      <text:p text:style-name="Standard"><text:span text:style-name="T3">preco </text:span><text:span text:style-name="T1">money</text:span><text:span text:style-name="T3">,</text:span></text:p>
      <text:p text:style-name="Standard"><text:span text:style-name="T3">cod_secretario </text:span><text:span text:style-name="T1">int</text:span><text:span text:style-name="T3"> </text:span><text:span text:style-name="T1">FOREIGN</text:span><text:span text:style-name="T3"> </text:span><text:span text:style-name="T1">KEY</text:span><text:span text:style-name="T3"> </text:span><text:span text:style-name="T1">REFERENCES</text:span><text:span text:style-name="T3"> secretario(cod_secretario)</text:span></text:p>
      <text:p text:style-name="Standard"><text:span text:style-name="T3">);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7:55:07.789000000</meta:creation-date>
    <meta:print-date>2017-08-09T17:57:24.858000000</meta:print-date>
    <dc:date>2017-08-09T17:58:15.573000000</dc:date>
    <meta:editing-duration>PT3M9S</meta:editing-duration>
    <meta:editing-cycles>1</meta:editing-cycles>
    <meta:document-statistic meta:table-count="0" meta:image-count="0" meta:object-count="0" meta:page-count="3" meta:paragraph-count="113" meta:word-count="321" meta:character-count="2770" meta:non-whitespace-character-count="2562"/>
    <meta:generator>LibreOffice/5.1.5.2$Windows_x86 LibreOffice_project/7a864d8825610a8c07cfc3bc01dd4fce6a9447e5</meta:generator>
  </office:meta>
</office:document-meta>
</file>